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4" style:family="paragraph" style:parent-style-name="Table_20_Contents"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7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38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style:font-name="Arial" style:text-underline-style="none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0" style:family="text">
      <style:text-properties fo:language="en" fo:country="US" style:font-name-complex="Symbol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style:font-name-complex="Ari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style:font-name-complex="Ari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font-name-complex="Arial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style:text-position="0% 100%" fo:language="en" fo:country="US" fo:font-style="normal" style:font-style-asian="normal" style:font-style-complex="normal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bold" style:font-size-asian="10pt" style:font-name-complex="Arial"/>
    </style:style>
    <style:style style:name="T28" style:family="text">
      <style:text-properties fo:font-size="10pt" fo:language="en" fo:country="US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3" style:family="text">
      <style:text-properties fo:font-size="10pt" style:font-size-asian="10pt" style:font-name-complex="Arial"/>
    </style:style>
    <style:style style:name="T3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3"><text:span text:style-name="T20">AT2327 Alarm Dosimeter</text:span><text:span text:style-name="T27"><text:tab/></text:span><text:span text:style-name="T28">Date of calibration: </text:span><text:span text:style-name="T29">$date</text:span><text:span text:style-name="T32">.</text:span></text:p>
      <text:p text:style-name="P8"/>
      <text:p text:style-name="P4"><text:span text:style-name="T28">SN</text:span><text:span text:style-name="T33">: </text:span><text:span text:style-name="T30">$serial</text:span></text:p>
      <text:p text:style-name="P9"/>
      <text:p text:style-name="P11"><text:span text:style-name="T28">Type: </text:span><text:span text:style-name="T31">BDKG-02</text:span></text:p>
      <text:p text:style-name="P9"/>
      <text:p text:style-name="P5">Measurement limits: <text:span text:style-name="T24">BDKG-02: γ 0.1 µSv/h – 10 Sv/h;</text:span></text:p>
      <text:p text:style-name="P10"/>
      <text:p text:style-name="P5">Measurement error: <text:span text:style-name="T24">BDKG-02: ±15%</text:span></text:p>
      <text:p text:style-name="P13"/>
      <text:p text:style-name="P5">Operating conditions:</text:p>
      <text:p text:style-name="P43"><text:span text:style-name="T8">- Air temperature<text:tab/></text:span><text:span text:style-name="T21"><text:tab/><text:tab/><text:tab/><text:tab/>+</text:span><text:span text:style-name="T8">$temp</text:span><text:span text:style-name="T21"> °</text:span><text:span text:style-name="T8">C</text:span></text:p>
      <text:p text:style-name="P43"><text:span text:style-name="T8">- Atmospheric pressure<text:tab/><text:tab/><text:tab/><text:tab/>98,5 kPa</text:span></text:p>
      <text:p text:style-name="P43"><text:span text:style-name="T8">- Relative humidity<text:tab/><text:tab/></text:span><text:span text:style-name="T8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5">Calibration means:</text:p>
      <text:p text:style-name="P47">- $eng_facility_110;</text:p>
      <text:p text:style-name="P46">- $eng_facility_130;</text:p>
      <text:p text:style-name="P46">- $facility_src_cs_eng;</text:p>
      <text:list xml:id="list7789083028206351258" text:style-name="L1">
        <text:list-header>
          <text:p text:style-name="P45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6">BDKG-02 (</text:span><text:span text:style-name="T10">γ</text:span><text:span text:style-name="T6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Dose rate at check point <text:span text:style-name="T12">Ḣ</text:span><text:span text:style-name="T16">oi</text:span><text:span text:style-name="T22">(10)</text:span></text:p>
          </table:table-cell>
          <table:table-cell table:style-name="t1.B2" table:number-rows-spanned="3" office:value-type="string">
            <text:p text:style-name="P24">Radia-tion source <text:s/>number</text:p>
          </table:table-cell>
          <table:table-cell table:style-name="t1.B2" table:number-rows-spanned="3" office:value-type="string">
            <text:p text:style-name="P18">Distan-ce to source, </text:p>
            <text:p text:style-name="P19">R, сm</text:p>
          </table:table-cell>
          <table:table-cell table:style-name="t1.B2" table:number-columns-spanned="5" office:value-type="string">
            <text:p text:style-name="P2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5">Relative gamma radiation dose rate measure-ment</text:span> error</text:p>
            <text:p text:style-name="P18"><text:span text:style-name="T12">θ</text:span><text:span text:style-name="T17">пр</text:span><text:span text:style-name="T16">i</text:span>, %</text:p>
          </table:table-cell>
          <table:table-cell table:style-name="t1.B2" table:number-rows-spanned="3" office:value-type="string">
            <text:p text:style-name="P23">Confidence limit of the intrinsic <text:s/>relative error <text:span text:style-name="T26">Δ</text:span><text:span text:style-name="T16">i</text:span>, % during calibration</text:p>
          </table:table-cell>
          <table:table-cell table:style-name="t1.K2" table:number-rows-spanned="3" office:value-type="string">
            <text:p text:style-name="P20">Limits of intrinsic relative error, </text:p>
            <text:p text:style-name="P20">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<text:span text:style-name="T6">Back-ground</text:span>, <text:span text:style-name="T7">nSv</text:span><text:span text:style-name="T12">/</text:span><text:span text:style-name="T7">h</text:span></text:p>
          </table:table-cell>
          <table:table-cell table:style-name="t1.D3" table:number-columns-spanned="3" office:value-type="string">
            <text:p text:style-name="P21"><text:span text:style-name="T6">Measured value</text:span> <text:span text:style-name="T12">Ḣ</text:span><text:span text:style-name="T11">*</text:span><text:span text:style-name="T14">i</text:span><text:span text:style-name="T2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1"><text:span text:style-name="T6">Average value</text:span>, <text:span text:style-name="T7">H</text:span><text:span text:style-name="T14">i</text:span><text:span text:style-name="T2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2">H</text:span><text:span text:style-name="T13">1</text:span></text:p>
          </table:table-cell>
          <table:table-cell table:style-name="t1.D3" office:value-type="string">
            <text:p text:style-name="P21"><text:span text:style-name="T7">H</text:span><text:span text:style-name="T13">2</text:span></text:p>
          </table:table-cell>
          <table:table-cell table:style-name="t1.D3" office:value-type="string">
            <text:p text:style-name="P21"><text:span text:style-name="T7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<text:span text:style-name="T9">µ</text:span>Sv/h</text:p>
          </table:table-cell>
          <table:table-cell table:style-name="t1.B5" office:value-type="string">
            <text:p text:style-name="P16">$1-30.</text:p>
          </table:table-cell>
          <table:table-cell table:style-name="t1.B5" office:value-type="string">
            <text:p text:style-name="P16">$1-40.</text:p>
          </table:table-cell>
          <table:table-cell table:style-name="t1.B5" office:value-type="string">
            <text:p text:style-name="P16">$1-50.</text:p>
          </table:table-cell>
          <table:table-cell table:style-name="t1.B5" office:value-type="string">
            <text:p text:style-name="P16">$1-60.</text:p>
          </table:table-cell>
          <table:table-cell table:style-name="t1.B5" office:value-type="string">
            <text:p text:style-name="P16">$1-70.</text:p>
          </table:table-cell>
          <table:table-cell table:style-name="t1.B5" office:value-type="string">
            <text:p text:style-name="P16">$1-80.</text:p>
          </table:table-cell>
          <table:table-cell table:style-name="t1.B5" office:value-type="string">
            <text:p text:style-name="P16">$1-00.</text:p>
          </table:table-cell>
          <table:table-cell table:style-name="t1.B5" office:value-type="string">
            <text:p text:style-name="P16">$1-10.</text:p>
          </table:table-cell>
          <table:table-cell table:style-name="t1.B5" office:value-type="string">
            <text:p text:style-name="P16">$1-20.</text:p>
          </table:table-cell>
          <table:table-cell table:style-name="t1.K5" table:number-rows-spanned="8" office:value-type="string">
            <text:p text:style-name="P15">±<text:span text:style-name="T6">15</text:span></text:p>
          </table:table-cell>
        </table:table-row>
        <table:table-row>
          <table:table-cell table:style-name="t1.A5" office:value-type="string">
            <text:p text:style-name="P15">7 <text:span text:style-name="T9">µ</text:span>Sv/h</text:p>
          </table:table-cell>
          <table:table-cell table:style-name="t1.B5" office:value-type="string">
            <text:p text:style-name="P16">$1-31.</text:p>
          </table:table-cell>
          <table:table-cell table:style-name="t1.B5" office:value-type="string">
            <text:p text:style-name="P16">$1-41.</text:p>
          </table:table-cell>
          <table:table-cell table:style-name="t1.B5" office:value-type="string">
            <text:p text:style-name="P16">$1-51.</text:p>
          </table:table-cell>
          <table:table-cell table:style-name="t1.B5" office:value-type="string">
            <text:p text:style-name="P16">$1-61.</text:p>
          </table:table-cell>
          <table:table-cell table:style-name="t1.B5" office:value-type="string">
            <text:p text:style-name="P16">$1-71.</text:p>
          </table:table-cell>
          <table:table-cell table:style-name="t1.B5" office:value-type="string">
            <text:p text:style-name="P16">$1-81.</text:p>
          </table:table-cell>
          <table:table-cell table:style-name="t1.B5" office:value-type="string">
            <text:p text:style-name="P16">$1-01.</text:p>
          </table:table-cell>
          <table:table-cell table:style-name="t1.B5" office:value-type="string">
            <text:p text:style-name="P16">$1-11.</text:p>
          </table:table-cell>
          <table:table-cell table:style-name="t1.B5" office:value-type="string">
            <text:p text:style-name="P16">$1-21.</text:p>
          </table:table-cell>
          <table:covered-table-cell/>
        </table:table-row>
        <table:table-row>
          <table:table-cell table:style-name="t1.A5" office:value-type="string">
            <text:p text:style-name="P15">70 <text:span text:style-name="T9">µ</text:span>Sv/h</text:p>
          </table:table-cell>
          <table:table-cell table:style-name="t1.B5" office:value-type="string">
            <text:p text:style-name="P16">$1-32.</text:p>
          </table:table-cell>
          <table:table-cell table:style-name="t1.B5" office:value-type="string">
            <text:p text:style-name="P16">$1-42.</text:p>
          </table:table-cell>
          <table:table-cell table:style-name="t1.B5" office:value-type="string">
            <text:p text:style-name="P16">$1-52.</text:p>
          </table:table-cell>
          <table:table-cell table:style-name="t1.B5" office:value-type="string">
            <text:p text:style-name="P16">$1-62.</text:p>
          </table:table-cell>
          <table:table-cell table:style-name="t1.B5" office:value-type="string">
            <text:p text:style-name="P16">$1-72.</text:p>
          </table:table-cell>
          <table:table-cell table:style-name="t1.B5" office:value-type="string">
            <text:p text:style-name="P16">$1-82.</text:p>
          </table:table-cell>
          <table:table-cell table:style-name="t1.B5" office:value-type="string">
            <text:p text:style-name="P16">$1-02.</text:p>
          </table:table-cell>
          <table:table-cell table:style-name="t1.B5" office:value-type="string">
            <text:p text:style-name="P16">$1-12.</text:p>
          </table:table-cell>
          <table:table-cell table:style-name="t1.B5" office:value-type="string">
            <text:p text:style-name="P16">$1-22.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16">$1-33.</text:p>
          </table:table-cell>
          <table:table-cell table:style-name="t1.B5" office:value-type="string">
            <text:p text:style-name="P16">$1-43.</text:p>
          </table:table-cell>
          <table:table-cell table:style-name="t1.B5" office:value-type="string">
            <text:p text:style-name="P16">$1-53.</text:p>
          </table:table-cell>
          <table:table-cell table:style-name="t1.B5" office:value-type="string">
            <text:p text:style-name="P16">$1-63.</text:p>
          </table:table-cell>
          <table:table-cell table:style-name="t1.B5" office:value-type="string">
            <text:p text:style-name="P16">$1-73.</text:p>
          </table:table-cell>
          <table:table-cell table:style-name="t1.B5" office:value-type="string">
            <text:p text:style-name="P16">$1-83.</text:p>
          </table:table-cell>
          <table:table-cell table:style-name="t1.B5" office:value-type="string">
            <text:p text:style-name="P16">$1-03.</text:p>
          </table:table-cell>
          <table:table-cell table:style-name="t1.B5" office:value-type="string">
            <text:p text:style-name="P16">$1-13.</text:p>
          </table:table-cell>
          <table:table-cell table:style-name="t1.B5" office:value-type="string">
            <text:p text:style-name="P16">$1-23.</text:p>
          </table:table-cell>
          <table:covered-table-cell/>
        </table:table-row>
        <table:table-row>
          <table:table-cell table:style-name="t1.A5" office:value-type="string">
            <text:p text:style-name="P15">7,0 mSv/h</text:p>
          </table:table-cell>
          <table:table-cell table:style-name="t1.B5" office:value-type="string">
            <text:p text:style-name="P16">$1-34.</text:p>
          </table:table-cell>
          <table:table-cell table:style-name="t1.B5" office:value-type="string">
            <text:p text:style-name="P16">$1-44.</text:p>
          </table:table-cell>
          <table:table-cell table:style-name="t1.B5" office:value-type="string">
            <text:p text:style-name="P16">$1-54.</text:p>
          </table:table-cell>
          <table:table-cell table:style-name="t1.B5" office:value-type="string">
            <text:p text:style-name="P16">$1-64.</text:p>
          </table:table-cell>
          <table:table-cell table:style-name="t1.B5" office:value-type="string">
            <text:p text:style-name="P16">$1-74.</text:p>
          </table:table-cell>
          <table:table-cell table:style-name="t1.B5" office:value-type="string">
            <text:p text:style-name="P16">$1-84.</text:p>
          </table:table-cell>
          <table:table-cell table:style-name="t1.B5" office:value-type="string">
            <text:p text:style-name="P16">$1-04.</text:p>
          </table:table-cell>
          <table:table-cell table:style-name="t1.B5" office:value-type="string">
            <text:p text:style-name="P16">$1-14.</text:p>
          </table:table-cell>
          <table:table-cell table:style-name="t1.B5" office:value-type="string">
            <text:p text:style-name="P16">$1-24.</text:p>
          </table:table-cell>
          <table:covered-table-cell/>
        </table:table-row>
        <table:table-row>
          <table:table-cell table:style-name="t1.A5" office:value-type="string">
            <text:p text:style-name="P15">70 mSv/h</text:p>
          </table:table-cell>
          <table:table-cell table:style-name="t1.B5" office:value-type="string">
            <text:p text:style-name="P16">$1-35.</text:p>
          </table:table-cell>
          <table:table-cell table:style-name="t1.B5" office:value-type="string">
            <text:p text:style-name="P16">$1-45.</text:p>
          </table:table-cell>
          <table:table-cell table:style-name="t1.B5" office:value-type="string">
            <text:p text:style-name="P16">$1-55.</text:p>
          </table:table-cell>
          <table:table-cell table:style-name="t1.B5" office:value-type="string">
            <text:p text:style-name="P16">$1-65.</text:p>
          </table:table-cell>
          <table:table-cell table:style-name="t1.B5" office:value-type="string">
            <text:p text:style-name="P16">$1-75.</text:p>
          </table:table-cell>
          <table:table-cell table:style-name="t1.B5" office:value-type="string">
            <text:p text:style-name="P16">$1-85.</text:p>
          </table:table-cell>
          <table:table-cell table:style-name="t1.B5" office:value-type="string">
            <text:p text:style-name="P16">$1-05.</text:p>
          </table:table-cell>
          <table:table-cell table:style-name="t1.B5" office:value-type="string">
            <text:p text:style-name="P16">$1-15.</text:p>
          </table:table-cell>
          <table:table-cell table:style-name="t1.B5" office:value-type="string">
            <text:p text:style-name="P16">$1-25.</text:p>
          </table:table-cell>
          <table:covered-table-cell/>
        </table:table-row>
        <table:table-row>
          <table:table-cell table:style-name="t1.A5" office:value-type="string">
            <text:p text:style-name="P15"><text:span text:style-name="T19">0,7</text:span> Sv/h</text:p>
          </table:table-cell>
          <table:table-cell table:style-name="t1.B5" office:value-type="string">
            <text:p text:style-name="P16">$1-36.</text:p>
          </table:table-cell>
          <table:table-cell table:style-name="t1.B5" office:value-type="string">
            <text:p text:style-name="P16">$1-46.</text:p>
          </table:table-cell>
          <table:table-cell table:style-name="t1.B5" office:value-type="string">
            <text:p text:style-name="P16">$1-56.</text:p>
          </table:table-cell>
          <table:table-cell table:style-name="t1.B5" office:value-type="string">
            <text:p text:style-name="P16">$1-66.</text:p>
          </table:table-cell>
          <table:table-cell table:style-name="t1.B5" office:value-type="string">
            <text:p text:style-name="P16">$1-76.</text:p>
          </table:table-cell>
          <table:table-cell table:style-name="t1.B5" office:value-type="string">
            <text:p text:style-name="P16">$1-86.</text:p>
          </table:table-cell>
          <table:table-cell table:style-name="t1.B5" office:value-type="string">
            <text:p text:style-name="P16">$1-06.</text:p>
          </table:table-cell>
          <table:table-cell table:style-name="t1.B5" office:value-type="string">
            <text:p text:style-name="P16">$1-16.</text:p>
          </table:table-cell>
          <table:table-cell table:style-name="t1.B5" office:value-type="string">
            <text:p text:style-name="P16">$1-26.</text:p>
          </table:table-cell>
          <table:covered-table-cell/>
        </table:table-row>
        <table:table-row>
          <table:table-cell table:style-name="t1.A12" office:value-type="string">
            <text:p text:style-name="P15">7 Sv/h</text:p>
          </table:table-cell>
          <table:table-cell table:style-name="t1.B12" office:value-type="string">
            <text:p text:style-name="P16">$1-37.</text:p>
          </table:table-cell>
          <table:table-cell table:style-name="t1.B12" office:value-type="string">
            <text:p text:style-name="P16">$1-47.</text:p>
          </table:table-cell>
          <table:table-cell table:style-name="t1.B12" office:value-type="string">
            <text:p text:style-name="P16">$1-57.</text:p>
          </table:table-cell>
          <table:table-cell table:style-name="t1.B12" office:value-type="string">
            <text:p text:style-name="P16">$1-67.</text:p>
          </table:table-cell>
          <table:table-cell table:style-name="t1.B12" office:value-type="string">
            <text:p text:style-name="P16">$1-77.</text:p>
          </table:table-cell>
          <table:table-cell table:style-name="t1.B12" office:value-type="string">
            <text:p text:style-name="P16">$1-87.</text:p>
          </table:table-cell>
          <table:table-cell table:style-name="t1.B12" office:value-type="string">
            <text:p text:style-name="P16">$1-07.</text:p>
          </table:table-cell>
          <table:table-cell table:style-name="t1.B12" office:value-type="string">
            <text:p text:style-name="P16">$1-17.</text:p>
          </table:table-cell>
          <table:table-cell table:style-name="t1.B12" office:value-type="string">
            <text:p text:style-name="P16">$1-27.</text:p>
          </table:table-cell>
          <table:covered-table-cell/>
        </table:table-row>
      </table:table>
      <text:p text:style-name="P38"/>
      <text:p text:style-name="P39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0">S/N</text:p>
          </table:table-cell>
          <table:table-cell table:style-name="Таблица12.B1" office:value-type="string">
            <text:p text:style-name="P35"><text:span text:style-name="T21">Н</text:span><text:span text:style-name="T18">с</text:span><text:span text:style-name="T15"> </text:span><text:span text:style-name="T8">calibration value, </text:span></text:p>
            <text:p text:style-name="P36">nSv/h</text:p>
          </table:table-cell>
          <table:table-cell table:style-name="Таблица12.C1" office:value-type="string">
            <text:p text:style-name="P33">Source activity,</text:p>
            <text:p text:style-name="P37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41">$bd_num_g1<text:span text:style-name="T34">$</text:span></text:p>
          </table:table-cell>
          <table:table-cell table:style-name="tgrad1.B1" office:value-type="string">
            <text:p text:style-name="P41">$grad1$</text:p>
          </table:table-cell>
          <table:table-cell table:style-name="tgrad1.C1" office:value-type="string">
            <text:p text:style-name="P4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41">$bd_num_g2<text:span text:style-name="T34">$</text:span></text:p>
          </table:table-cell>
          <table:table-cell table:style-name="tgrad2.B1" office:value-type="string">
            <text:p text:style-name="P41">$grad2$</text:p>
          </table:table-cell>
          <table:table-cell table:style-name="tgrad2.C1" office:value-type="string">
            <text:p text:style-name="P4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41">$bd_num_g3<text:span text:style-name="T34">$</text:span></text:p>
          </table:table-cell>
          <table:table-cell table:style-name="tgrad3.B1" office:value-type="string">
            <text:p text:style-name="P41">$grad3$</text:p>
          </table:table-cell>
          <table:table-cell table:style-name="tgrad3.C1" office:value-type="string">
            <text:p text:style-name="P4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41">$bd_num_g4<text:span text:style-name="T34">$</text:span></text:p>
          </table:table-cell>
          <table:table-cell table:style-name="tgrad4.B1" office:value-type="string">
            <text:p text:style-name="P41">$grad4$</text:p>
          </table:table-cell>
          <table:table-cell table:style-name="tgrad4.C1" office:value-type="string">
            <text:p text:style-name="P4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41">$bd_num_g5<text:span text:style-name="T34">$</text:span></text:p>
          </table:table-cell>
          <table:table-cell table:style-name="tgrad5.B1" office:value-type="string">
            <text:p text:style-name="P41">$grad5$</text:p>
          </table:table-cell>
          <table:table-cell table:style-name="tgrad5.C1" office:value-type="string">
            <text:p text:style-name="P4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41">$bd_num_g6<text:span text:style-name="T34">$</text:span></text:p>
          </table:table-cell>
          <table:table-cell table:style-name="tgrad6.B1" office:value-type="string">
            <text:p text:style-name="P41">$grad6$</text:p>
          </table:table-cell>
          <table:table-cell table:style-name="tgrad6.C1" office:value-type="string">
            <text:p text:style-name="P4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41">$bd_num_g7<text:span text:style-name="T34">$</text:span></text:p>
          </table:table-cell>
          <table:table-cell table:style-name="tgrad7.B1" office:value-type="string">
            <text:p text:style-name="P41">$grad7$</text:p>
          </table:table-cell>
          <table:table-cell table:style-name="tgrad7.C1" office:value-type="string">
            <text:p text:style-name="P4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41">$bd_num_g8<text:span text:style-name="T34">$</text:span></text:p>
          </table:table-cell>
          <table:table-cell table:style-name="tgrad8.B1" office:value-type="string">
            <text:p text:style-name="P41">$grad8$</text:p>
          </table:table-cell>
          <table:table-cell table:style-name="tgrad8.C1" office:value-type="string">
            <text:p text:style-name="P4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41">$bd_num_g9<text:span text:style-name="T34">$</text:span></text:p>
          </table:table-cell>
          <table:table-cell table:style-name="tgrad9.B1" office:value-type="string">
            <text:p text:style-name="P41">$grad9$</text:p>
          </table:table-cell>
          <table:table-cell table:style-name="tgrad9.C1" office:value-type="string">
            <text:p text:style-name="P4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41">$bd_num_g10<text:span text:style-name="T34">$</text:span></text:p>
          </table:table-cell>
          <table:table-cell table:style-name="tgrad10.B1" office:value-type="string">
            <text:p text:style-name="P41">$grad10$</text:p>
          </table:table-cell>
          <table:table-cell table:style-name="tgrad10.C1" office:value-type="string">
            <text:p text:style-name="P42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41">$bd_num_g11<text:span text:style-name="T34">$</text:span></text:p>
          </table:table-cell>
          <table:table-cell table:style-name="tgrad11.B1" office:value-type="string">
            <text:p text:style-name="P41">$grad11$</text:p>
          </table:table-cell>
          <table:table-cell table:style-name="tgrad11.C1" office:value-type="string">
            <text:p text:style-name="P42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41">$bd_num_g12<text:span text:style-name="T34">$</text:span></text:p>
          </table:table-cell>
          <table:table-cell table:style-name="tgrad12.B1" office:value-type="string">
            <text:p text:style-name="P41">$grad12$</text:p>
          </table:table-cell>
          <table:table-cell table:style-name="tgrad12.C1" office:value-type="string">
            <text:p text:style-name="P42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41">$bd_num_g13<text:span text:style-name="T34">$</text:span></text:p>
          </table:table-cell>
          <table:table-cell table:style-name="tgrad13.B1" office:value-type="string">
            <text:p text:style-name="P41">$grad13$</text:p>
          </table:table-cell>
          <table:table-cell table:style-name="tgrad13.C1" office:value-type="string">
            <text:p text:style-name="P42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41">$bd_num_g14<text:span text:style-name="T34">$</text:span></text:p>
          </table:table-cell>
          <table:table-cell table:style-name="tgrad14.B1" office:value-type="string">
            <text:p text:style-name="P41">$grad14$</text:p>
          </table:table-cell>
          <table:table-cell table:style-name="tgrad14.C1" office:value-type="string">
            <text:p text:style-name="P42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41">$bd_num_g15<text:span text:style-name="T34">$</text:span></text:p>
          </table:table-cell>
          <table:table-cell table:style-name="tgrad15.B1" office:value-type="string">
            <text:p text:style-name="P41">$grad15$</text:p>
          </table:table-cell>
          <table:table-cell table:style-name="tgrad15.C1" office:value-type="string">
            <text:p text:style-name="P42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41">$bd_num_g16<text:span text:style-name="T34">$</text:span></text:p>
          </table:table-cell>
          <table:table-cell table:style-name="tgrad16.B1" office:value-type="string">
            <text:p text:style-name="P41">$grad16$</text:p>
          </table:table-cell>
          <table:table-cell table:style-name="tgrad16.C1" office:value-type="string">
            <text:p text:style-name="P42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41">$bd_num_g17<text:span text:style-name="T34">$</text:span></text:p>
          </table:table-cell>
          <table:table-cell table:style-name="tgrad17.B1" office:value-type="string">
            <text:p text:style-name="P41">$grad17$</text:p>
          </table:table-cell>
          <table:table-cell table:style-name="tgrad17.C1" office:value-type="string">
            <text:p text:style-name="P42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41">$bd_num_g18<text:span text:style-name="T34">$</text:span></text:p>
          </table:table-cell>
          <table:table-cell table:style-name="tgrad18.B1" office:value-type="string">
            <text:p text:style-name="P41">$grad18$</text:p>
          </table:table-cell>
          <table:table-cell table:style-name="tgrad18.C1" office:value-type="string">
            <text:p text:style-name="P42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41">$bd_num_g19<text:span text:style-name="T34">$</text:span></text:p>
          </table:table-cell>
          <table:table-cell table:style-name="tgrad19.B1" office:value-type="string">
            <text:p text:style-name="P41">$grad19$</text:p>
          </table:table-cell>
          <table:table-cell table:style-name="tgrad19.C1" office:value-type="string">
            <text:p text:style-name="P42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41">$bd_num_g20<text:span text:style-name="T34">$</text:span></text:p>
          </table:table-cell>
          <table:table-cell table:style-name="tgrad20.B1" office:value-type="string">
            <text:p text:style-name="P41">$grad20$</text:p>
          </table:table-cell>
          <table:table-cell table:style-name="tgrad20.C1" office:value-type="string">
            <text:p text:style-name="P42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41">$bd_num_g21<text:span text:style-name="T34">$</text:span></text:p>
          </table:table-cell>
          <table:table-cell table:style-name="tgrad21.B1" office:value-type="string">
            <text:p text:style-name="P41">$grad21$</text:p>
          </table:table-cell>
          <table:table-cell table:style-name="tgrad21.C1" office:value-type="string">
            <text:p text:style-name="P42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41">$bd_num_g22<text:span text:style-name="T34">$</text:span></text:p>
          </table:table-cell>
          <table:table-cell table:style-name="tgrad22.B1" office:value-type="string">
            <text:p text:style-name="P41">$grad22$</text:p>
          </table:table-cell>
          <table:table-cell table:style-name="tgrad22.C1" office:value-type="string">
            <text:p text:style-name="P42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41">$bd_num_g23<text:span text:style-name="T34">$</text:span></text:p>
          </table:table-cell>
          <table:table-cell table:style-name="tgrad23.B1" office:value-type="string">
            <text:p text:style-name="P41">$grad23$</text:p>
          </table:table-cell>
          <table:table-cell table:style-name="tgrad23.C1" office:value-type="string">
            <text:p text:style-name="P42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41">$bd_num_g24<text:span text:style-name="T34">$</text:span></text:p>
          </table:table-cell>
          <table:table-cell table:style-name="tgrad24.B1" office:value-type="string">
            <text:p text:style-name="P41">$grad24$</text:p>
          </table:table-cell>
          <table:table-cell table:style-name="tgrad24.C1" office:value-type="string">
            <text:p text:style-name="P42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41">$bd_num_g25<text:span text:style-name="T34">$</text:span></text:p>
          </table:table-cell>
          <table:table-cell table:style-name="tgrad25.B1" office:value-type="string">
            <text:p text:style-name="P41">$grad25$</text:p>
          </table:table-cell>
          <table:table-cell table:style-name="tgrad25.C1" office:value-type="string">
            <text:p text:style-name="P42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41">$bd_num_g26<text:span text:style-name="T34">$</text:span></text:p>
          </table:table-cell>
          <table:table-cell table:style-name="tgrad26.B1" office:value-type="string">
            <text:p text:style-name="P41">$grad26$</text:p>
          </table:table-cell>
          <table:table-cell table:style-name="tgrad26.C1" office:value-type="string">
            <text:p text:style-name="P42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41">$bd_num_g27<text:span text:style-name="T34">$</text:span></text:p>
          </table:table-cell>
          <table:table-cell table:style-name="tgrad27.B1" office:value-type="string">
            <text:p text:style-name="P41">$grad27$</text:p>
          </table:table-cell>
          <table:table-cell table:style-name="tgrad27.C1" office:value-type="string">
            <text:p text:style-name="P42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41">$bd_num_g28<text:span text:style-name="T34">$</text:span></text:p>
          </table:table-cell>
          <table:table-cell table:style-name="tgrad28.B1" office:value-type="string">
            <text:p text:style-name="P41">$grad28$</text:p>
          </table:table-cell>
          <table:table-cell table:style-name="tgrad28.C1" office:value-type="string">
            <text:p text:style-name="P42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41">$bd_num_g29<text:span text:style-name="T34">$</text:span></text:p>
          </table:table-cell>
          <table:table-cell table:style-name="tgrad29.B1" office:value-type="string">
            <text:p text:style-name="P41">$grad29$</text:p>
          </table:table-cell>
          <table:table-cell table:style-name="tgrad29.C1" office:value-type="string">
            <text:p text:style-name="P42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41">$bd_num_g30<text:span text:style-name="T34">$</text:span></text:p>
          </table:table-cell>
          <table:table-cell table:style-name="tgrad30.B1" office:value-type="string">
            <text:p text:style-name="P41">$grad30$</text:p>
          </table:table-cell>
          <table:table-cell table:style-name="tgrad30.C1" office:value-type="string">
            <text:p text:style-name="P42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41">$bd_num_g31<text:span text:style-name="T34">$</text:span></text:p>
          </table:table-cell>
          <table:table-cell table:style-name="tgrad31.B1" office:value-type="string">
            <text:p text:style-name="P41">$grad31$</text:p>
          </table:table-cell>
          <table:table-cell table:style-name="tgrad31.C1" office:value-type="string">
            <text:p text:style-name="P42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41">$bd_num_g32<text:span text:style-name="T34">$</text:span></text:p>
          </table:table-cell>
          <table:table-cell table:style-name="tgrad32.B1" office:value-type="string">
            <text:p text:style-name="P41">$grad32$</text:p>
          </table:table-cell>
          <table:table-cell table:style-name="tgrad32.C1" office:value-type="string">
            <text:p text:style-name="P42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41">$bd_num_g33<text:span text:style-name="T34">$</text:span></text:p>
          </table:table-cell>
          <table:table-cell table:style-name="tgrad33.B1" office:value-type="string">
            <text:p text:style-name="P41">$grad33$</text:p>
          </table:table-cell>
          <table:table-cell table:style-name="tgrad33.C1" office:value-type="string">
            <text:p text:style-name="P42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41">$bd_num_g34<text:span text:style-name="T34">$</text:span></text:p>
          </table:table-cell>
          <table:table-cell table:style-name="tgrad34.B1" office:value-type="string">
            <text:p text:style-name="P41">$grad34$</text:p>
          </table:table-cell>
          <table:table-cell table:style-name="tgrad34.C1" office:value-type="string">
            <text:p text:style-name="P42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41">$bd_num_g35<text:span text:style-name="T34">$</text:span></text:p>
          </table:table-cell>
          <table:table-cell table:style-name="tgrad35.B1" office:value-type="string">
            <text:p text:style-name="P41">$grad35$</text:p>
          </table:table-cell>
          <table:table-cell table:style-name="tgrad35.C1" office:value-type="string">
            <text:p text:style-name="P42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41">$bd_num_g36<text:span text:style-name="T34">$</text:span></text:p>
          </table:table-cell>
          <table:table-cell table:style-name="tgrad36.B1" office:value-type="string">
            <text:p text:style-name="P41">$grad36$</text:p>
          </table:table-cell>
          <table:table-cell table:style-name="tgrad36.C1" office:value-type="string">
            <text:p text:style-name="P42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41">$bd_num_g37<text:span text:style-name="T34">$</text:span></text:p>
          </table:table-cell>
          <table:table-cell table:style-name="tgrad37.B1" office:value-type="string">
            <text:p text:style-name="P41">$grad37$</text:p>
          </table:table-cell>
          <table:table-cell table:style-name="tgrad37.C1" office:value-type="string">
            <text:p text:style-name="P42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41">$bd_num_g38<text:span text:style-name="T34">$</text:span></text:p>
          </table:table-cell>
          <table:table-cell table:style-name="tgrad38.B1" office:value-type="string">
            <text:p text:style-name="P41">$grad38$</text:p>
          </table:table-cell>
          <table:table-cell table:style-name="tgrad38.C1" office:value-type="string">
            <text:p text:style-name="P42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41">$bd_num_g39<text:span text:style-name="T34">$</text:span></text:p>
          </table:table-cell>
          <table:table-cell table:style-name="tgrad39.B1" office:value-type="string">
            <text:p text:style-name="P41">$grad39$</text:p>
          </table:table-cell>
          <table:table-cell table:style-name="tgrad39.C1" office:value-type="string">
            <text:p text:style-name="P42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41">$bd_num_g40<text:span text:style-name="T34">$</text:span></text:p>
          </table:table-cell>
          <table:table-cell table:style-name="tgrad40.B1" office:value-type="string">
            <text:p text:style-name="P41">$grad40$</text:p>
          </table:table-cell>
          <table:table-cell table:style-name="tgrad40.C1" office:value-type="string">
            <text:p text:style-name="P4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4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34:01.56</dc:date>
    <meta:print-date>2019-04-03T15:18:00</meta:print-date>
    <meta:editing-cycles>145</meta:editing-cycles>
    <meta:editing-duration>PT10H46M7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710"/>
  </office:meta>
</office:document-meta>
</file>